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2.2709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291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3575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626in" fo:break-before="auto" style:use-optimal-row-height="true"/>
    </style:style>
    <style:style style:name="ro15" style:family="table-row">
      <style:table-row-properties style:row-height="0.64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9516in" fo:break-before="auto" style:use-optimal-row-height="true"/>
    </style:style>
    <style:style style:name="ro20" style:family="table-row">
      <style:table-row-properties style:row-height="1.7307in" fo:break-before="auto" style:use-optimal-row-height="true"/>
    </style:style>
    <style:style style:name="ro21" style:family="table-row">
      <style:table-row-properties style:row-height="2.3528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1.5728in" fo:break-before="auto" style:use-optimal-row-height="true"/>
    </style:style>
    <style:style style:name="ro24" style:family="table-row">
      <style:table-row-properties style:row-height="1.2626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ta2" style:family="table" style:master-page-name="PageStyle_5f_Feuille_20_2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99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5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5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20" style:family="table-cell" style:parent-style-name="Default">
      <style:table-cell-properties fo:background-color="#c9daf8" style:rotation-align="none"/>
      <style:text-properties fo:color="#ff0000" style:text-outline="false" style:text-line-through-style="none" style:text-line-through-type="none" style:font-name="Cantarel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bold" style:font-name-complex="Cantarel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1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ocs-Cantarell" fo:font-size="11pt" fo:font-style="normal" fo:text-shadow="none" style:text-underline-style="none" fo:font-weight="bold" style:font-size-asian="11pt" style:font-style-asian="normal" style:font-weight-asian="bold" style:font-name-complex="docs-Cantarell" style:font-size-complex="11pt" style:font-style-complex="normal" style:font-weight-complex="bold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ffffff" style:font-name="Nunit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solid" style:text-underline-width="auto" style:text-underline-color="font-color" fo:font-style="italic" style:font-style-asian="italic" style:font-style-complex="italic"/>
    </style:style>
    <style:style style:name="T4" style:family="text">
      <style:text-properties fo:color="#ffffff" style:font-name="Nunito" fo:font-size="12pt" fo:font-weight="bold" style:text-line-through-type="none" style:text-outline="false" fo:text-shadow="none" style:text-position="0% 100%" style:font-size-asian="12pt" style:font-size-complex="12pt" style:font-weight-asian="bold" style:font-weight-complex="bold" style:text-underline-style="none" style:text-underline-color="font-color" fo:font-style="normal" style:font-name-complex="Nunito" style:font-style-asian="normal" style:font-style-complex="normal"/>
    </style:style>
    <style:style style:name="T5" style:family="text">
      <style:text-properties fo:color="#ffffff"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/>
    </style:style>
    <style:style style:name="T6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Nunito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Nunito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3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4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5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6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7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8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9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20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1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7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8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9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30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3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4" style:family="text">
      <style:text-properties fo:color="#ffffff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5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000000"/>
    </style:style>
    <style:style style:name="T36" style:family="text">
      <style:text-properties fo:color="#34a853"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/>
    </style:style>
    <style:style style:name="T37" style:family="text">
      <style:text-properties style:font-name="Cantarel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1pt" style:font-size-complex="11pt" style:font-weight-asian="bold" style:font-weight-complex="bold" style:font-style-asian="normal" style:font-style-complex="normal" fo:color="#ff0000"/>
    </style:style>
    <style:style style:name="T38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9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40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41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42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43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44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5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7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8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1">⚠️⚠️⚠️⚠️⚠️⚠️⚠️⚠️⚠️⚠️⚠️</text:span></text:p>
            <text:p/>
            <text:p><text:span text:style-name="T2">[FR] ATTENTION</text:span></text:p>
            <text:p><text:span text:style-name="T2">Les comportements présents dans cet Excel </text:span><text:span text:style-name="T3">ne sont pas tous a gérer</text:span><text:span text:style-name="T4"> dans la Mandatory du projet Minishell !</text:span></text:p>
            <text:p><text:span text:style-name="T2">Ne vous mettez pas la pression pour essayer de tous les gérer !</text:span></text:p>
            <text:p><text:span text:style-name="T2">Vérifiez juste pour ces cas non gerables s'ils ne Segfault pas, ou n'effectuent pas un comportement suspect !</text:span></text:p>
            <text:p><text:span text:style-name="T2">Utilisez votre bon sens pour exploiter au mieux ce document et faire un Minishell pas trop ambitieux, selon votre situation du projet.</text:span></text:p>
            <text:p><text:span text:style-name="T2">(Par contre, si vous etes chauds pour tout gérer, GG à vous !)</text:span></text:p>
            <text:p/>
            <text:p/>
            <text:p><text:span text:style-name="T2">Bon courage et n'hésitez pas à m'envoyer un MP si besoin ! </text:span></text:p>
            <text:p/>
            <text:p><text:span text:style-name="T2">--------------------------------------------------------</text:span></text:p>
            <text:p/>
            <text:p><text:span text:style-name="T2">[EN] WARNING</text:span></text:p>
            <text:p><text:span text:style-name="T2">The behaviors listed in this Excel file </text:span><text:span text:style-name="T3">are not all required to be handled</text:span><text:span text:style-name="T4"> in the mandatory part of the Minishell project!</text:span></text:p>
            <text:p><text:span text:style-name="T2">Don't stress yourself out trying to handle all of them!</text:span></text:p>
            <text:p><text:span text:style-name="T2">Just make sure that these unmanageable cases don't cause a segfault or exhibit suspicious behavior!</text:span></text:p>
            <text:p><text:span text:style-name="T2">Use your common sense to make the best use of this document and create a Minishell that is not overly ambitious, depending on your project situation.</text:span></text:p>
            <text:p><text:span text:style-name="T2">(However, if you're up for handling everything, GG to you!)</text:span></text:p>
            <text:p/>
            <text:p><text:span text:style-name="T2">Good luck, and feel free to DM me if needed!</text:span></text:p>
            <text:p/>
            <text:p/>
            <text:p><text:span text:style-name="T5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11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10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15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6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<text:span text:style-name="T34">OK </text:span><text:span text:style-name="T35">KO</text:span></text:p>
          </table:table-cell>
          <table:table-cell table:style-name="ce54" office:value-type="string" calcext:value-type="string">
            <text:p><text:span text:style-name="T36">OK </text:span><text:span text:style-name="T37">KO</text:span></text:p>
          </table:table-cell>
          <table:covered-table-cell table:number-columns-repeated="3" table:style-name="ce5"/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57">
            <text:p><text:span text:style-name="T12">CARACTERES A LA VOLEE (SYNTAXE) </text:span><text:span text:style-name="T13"> 🌦</text:span></text:p>
          </table:table-cell>
          <table:table-cell table:style-name="ce16" office:value-type="string" calcext:value-type="string">
            <text:p><text:span text:style-name="T21">$&gt;</text:span><text:span text:style-name="T22"> \n (touche entrée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espace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que des tabulations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: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!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&l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&gt;&gt;&gt;&gt;&gt;&gt;&gt;&gt;&gt;&gt;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&lt;&lt;&lt;&lt;&lt;&lt;&lt;&lt;&lt;&lt;&lt;&lt;&lt;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 &gt; &gt; 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&gt;&gt; &gt;&gt; &gt;&g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//////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8" office:value-type="string" calcext:value-type="string">
            <text:p><text:span text:style-name="T21">$&gt; </text:span><text:span text:style-name="T22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1">$&gt; </text:span><text:span text:style-name="T22">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|||||||||||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|&g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amp;&amp;&amp;&amp;&amp;&amp;&amp;&amp;&amp;&amp;&amp;&amp;&amp;&amp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8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</text:span><text:span text:style-name="T27">crashtest.c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</text:span><text:span text:style-name="T27">Docs/attest.cation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8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<text:span text:style-name="T42">[BONUS] </text:span><text:span text:style-name="T43">S'il n'y aucun dossier à l'intérieur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hola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114">
            <text:p><text:span text:style-name="T14">ECHO   </text:span><text:span text:style-name="T15">🎉</text:span></text:p>
          </table:table-cell>
          <table:table-cell table:style-name="ce109" office:value-type="string" calcext:value-type="string">
            <text:p><text:span text:style-name="T21">$&gt; </text:span><text:span text:style-name="T22">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cho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cho "-n"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-n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       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   Hola     Que   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     \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string" calcext:value-type="string">
            <text:p>A gerer ?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"         "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         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""''echo hola""'''' que""'' tal""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20" office:value-type="string" calcext:value-type="string">
            <text:p><text:span text:style-name="T21">$&gt;</text:span><text:span text:style-name="T22"> echo -n -n Hola Qu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-n-nnn -nnn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nn hola 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 -nnn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2">echo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 --------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 -----nn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 --------nnnn</text:span></text:p>
          </table:table-cell>
          <table:table-cell table:style-name="ce55" office:value-type="string" calcext:value-type="string">
            <text:p>FLEMM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?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0</text:span><text:span text:style-name="T22">$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? | echo $? | echo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:$=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 $ "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 $ '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\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my shit terminal is [$TERM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my shit terminal is [</text:span><text:span text:style-name="T27">xterm-256color</text:span><text:span text:style-name="T22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my shit terminal is [$TERM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my shit terminal is [$TERM4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UI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8">1000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1">$&gt;</text:span><text:span text:style-name="T22"> echo $HOME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$&gt; echo $9HOME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$HOME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UID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1000/home/vietdu91</text:span><text:span text:style-name="T22">%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Le path de mon HOME est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Le path de mon HOME est</text:span><text:span text:style-name="T27"> 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$USER$var\$USER$USER\$USERtest$USER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<text:span text:style-name="T38">vietdu91</text:span><text:span text:style-name="T22">$USER</text:span><text:span text:style-name="T27">vietdu91</text:span><text:span text:style-name="T22">$USERtest</text:span><text:span text:style-name="T27">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2">echo -nnnn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 </text:span><text:span text:style-name="T22">echo &gt; 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 </text:span><text:span text:style-name="T22">echo | 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echo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.echo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echo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echo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&gt;echo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echo|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|echo -n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Docs Dockers Drawings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*Z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 </text:span><text:span text:style-name="T22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1">$&gt;</text:span><text:span text:style-name="T22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hola*hola </text:span><text:span text:style-name="T27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$"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$'''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"HOM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''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$""HO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$HO"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$HO'ME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$HO""M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'$HO''ME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"'$HO''ME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""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 $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/home/vietdu91</text:span></text:p>
            <text:p><text:span text:style-name="T31">$&gt;</text:span></text:p>
          </table:table-cell>
          <table:table-cell table:style-name="ce75"/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"HO""M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'HO''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'HOME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$"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=HOM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$DONTEXIST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ho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h'o'la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''h'o'la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'"h'o'la"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'hola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"hola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'''ho"''''l"a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"""""""""""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"''''''''''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'''''''''''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'""""""""""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"cho hola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'cho hola'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hola     " | cat -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           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"" hola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""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"e"'c'ho 'b'"o"nj"o"'u'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""e"'c'ho 'b'"o"nj"o"'u'r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echo "$DONTEXIST"Makefile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8"/>
          <table:table-cell table:style-name="ce109" office:value-type="string" calcext:value-type="string">
            <text:p><text:span text:style-name="T21">$&gt;</text:span><text:span text:style-name="T22"> echo "$DONTEXIST""Makefile"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09" office:value-type="string" calcext:value-type="string">
            <text:p><text:span text:style-name="T21">$&gt;</text:span><text:span text:style-name="T22"> echo "$DONTEXIST" "Makefile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10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09" office:value-type="string" calcext:value-type="string">
            <text:p><text:span text:style-name="T21">$&gt;</text:span><text:span text:style-name="T22">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5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$?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00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?$HOME</text:span></text:p>
          </table:table-cell>
          <table:table-cell table:style-name="ce55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?</text:span><text:span text:style-name="T27">/home/vietdu91</text:span><text:span text:style-name="T22">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$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bash: </text:span><text:span text:style-name="T27">/home/vietdu91</text:span><text:span text:style-name="T22">: Is a directory</text:span></text:p>
            <text:p><text:span text:style-name="T31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$HOMEdskjhfkdshfsd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"$HOMEdskjhfkdshfsd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'$HOMEdskjhfkdshfsd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$DONTEXIST</text:span></text:p>
          </table:table-cell>
          <table:table-cell table:style-name="ce120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$&gt; $LESS$VAR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10">
            <text:p>SIGNAUX 🛰</text:p>
          </table:table-cell>
          <table:table-cell table:style-name="ce109" office:value-type="string" calcext:value-type="string">
            <text:p><text:span text:style-name="T21">$&gt; </text:span><text:span text:style-name="T25">Ctlr-C</text:span></text:p>
          </table:table-cell>
          <table:table-cell table:style-name="ce120" office:value-type="string" calcext:value-type="string">
            <text:p>FAIL COD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hola</text:span><text:span text:style-name="T25">Ctlr-C</text:span></text:p>
          </table:table-cell>
          <table:table-cell table:style-name="ce120" office:value-type="string" calcext:value-type="string">
            <text:p>FAIL COD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hola^C</text:span></text:p>
            <text:p><text:span text:style-name="T31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C </text:span><text:span text:style-name="T22">apres avoir fait plusieurs fois [ENTREE])</text:span></text:p>
          </table:table-cell>
          <table:table-cell table:style-name="ce120" office:value-type="string" calcext:value-type="string">
            <text:p>FAIL COD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| rev(faire </text:span><text:span text:style-name="T25">Ctlr-C </text:span><text:span text:style-name="T22">apres avoir fait plusieurs fois [ENTREE])</text:span></text:p>
          </table:table-cell>
          <table:table-cell table:style-name="ce120" office:value-type="string" calcext:value-type="string">
            <text:p>FAIL COD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21">$&gt;</text:span><text:span text:style-name="T22"> 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hola</text:span><text:span text:style-name="T26"> </text:span><text:span text:style-name="T25">Ctlr-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hola</text:span><text:span text:style-name="T26"> </text:span><text:span text:style-name="T25">Ctlr-\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21">$&gt;</text:span><text:span text:style-name="T22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cat (faire </text:span><text:span text:style-name="T25">Ctlr-\ </text:span><text:span text:style-name="T22">apres avoir fait plusieurs fois [ENTREE]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 </text:span><text:span text:style-name="T25">Ctlr-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C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D </text:span><text:span text:style-name="T22">une seconde apres)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0">
          <table:table-cell table:style-name="ce8"/>
          <table:table-cell table:style-name="ce19" office:value-type="string" calcext:value-type="string">
            <text:p><text:span text:style-name="T21">$&gt;</text:span><text:span text:style-name="T22"> sleep 3 | sleep 3 | sleep 3 (faire </text:span><text:span text:style-name="T25">Ctlr-\ </text:span><text:span text:style-name="T22">une seconde apre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10" office:value-type="string" calcext:value-type="string" table:number-columns-spanned="1" table:number-rows-spanned="113">
            <text:p><text:span text:style-name="T16">🛫 </text:span><text:span text:style-name="T17">ENV &amp; EXPORT &amp; UNSET </text:span><text:span text:style-name="T13">🛬</text:span></text:p>
          </table:table-cell>
          <table:table-cell table:style-name="ce109" office:value-type="string" calcext:value-type="string"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nv </text:span><text:span text:style-name="T27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     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</text:span></text:p>
            <text:p><text:span text:style-name="T21">$&gt;</text:span><text:span text:style-name="T22">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9hey</text:span></text:p>
            <text:p><text:span text:style-name="T21">$&gt;</text:span><text:span text:style-name="T22"> export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Hola9hey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port $DONTEXIS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export HOME="</text:span><text:span text:style-name="T27">/home/vietdu91</text:span><text:span text:style-name="T22">"</text:span></text:p>
            <text:p><text:span text:style-name="T31">export PATH="...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| grep "HOME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export HOME="</text:span><text:span text:style-name="T27">/home/vietdu91</text:span><text:span text:style-name="T22">"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""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%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$?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export: `</text:span><text:span text:style-name="T27">0</text:span><text:span text:style-name="T22">': not a valid identifier</text:span></text:p>
            <text:p><text:span text:style-name="T31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?=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9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9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___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_HO_LA_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@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5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xport 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xport --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-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-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.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}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{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*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#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@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export HO!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$?LA=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</text:span><text:span text:style-name="T27">0</text:span><text:span text:style-name="T22">LA=bonjour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+HOL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+A=bonjour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+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HOLA=bon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HOLA =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HOLA =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 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 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port HOLA=bonsoir</text:span></text:p>
            <text:p><text:span text:style-name="T21">$&gt;</text:span><text:span text:style-name="T22"> export HOLA=bonretour</text:span></text:p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LA=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$HOME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LA=bonjour</text:span><text:span text:style-name="T27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$HOMEbon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$jour</text:span></text:p>
            <text:p><text:span text:style-name="T21">$&gt;</text:span><text:span text:style-name="T22"> env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\\jour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=bon@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=bon;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bon!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=bon"jour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$USER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...</text:span></text:p>
            <text:p><text:span text:style-name="T31">HOLA</text:span><text:span text:style-name="T27">vietdu91</text:span><text:span text:style-name="T22">=bonjour</text:span></text:p>
            <text:p><text:span text:style-name="T31">PATH=...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bonjour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"HOLA=bonjour"=casse-toi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bonjour BYE=casse-toi</text:span></text:p>
            <text:p><text:span text:style-name="T21">$&gt;</text:span><text:span text:style-name="T22"> echo $HOLA et $BY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$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"bonjour    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"   -n bonjour   "  </text:span></text:p>
            <text:p><text:span text:style-name="T21">$&gt;</text:span><text:span text:style-name="T22"> echo 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"bonjour   "/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'"'</text:span></text:p>
            <text:p><text:span text:style-name="T21">$&gt;</text:span><text:span text:style-name="T22"> echo " $HOLA " | cat -e</text:span></text:p>
          </table:table-cell>
          <table:table-cell table:style-name="ce30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at</text:span></text:p>
            <text:p><text:span text:style-name="T21">$&gt;</text:span><text:span text:style-name="T22"> c$HOLA Makefil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9">[cela affiche le Makefile]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"" HOL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cat Makefile | grep NAME"  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hey </text:span></text:p>
            <text:p><text:span text:style-name="T21">$&gt;</text:span><text:span text:style-name="T22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$HOLA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"""$HOLA""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$HOLA" | cat -e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""$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5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"HOLA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  bonjour  hey  "  </text:span></text:p>
            <text:p><text:span text:style-name="T21">$&gt;</text:span><text:span text:style-name="T22"> echo wesh$"HOLA HOLA".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' hola et $HOLA'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xport HOLA=" hola et $HOLA"$HOLA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A="ls        -l    - a"</text:span></text:p>
            <text:p><text:span text:style-name="T21">$&gt;</text:span><text:span text:style-name="T22"> echo $HOLA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$HOLA</text:span></text:p>
          </table:table-cell>
          <table:table-cell table:style-name="ce29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8">[...]</text:span></text:p>
            <text:p><text:span text:style-name="T31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"$HOLA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s -la" </text:span></text:p>
            <text:p><text:span text:style-name="T21">$&gt;</text:span><text:span text:style-name="T22"> l'$HOLA'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$HOLA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"$HOLA"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xport HOL=A=bonjour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1">$&gt;</text:span><text:span text:style-name="T22"> export HOLA="l" </text:span></text:p>
            <text:p><text:span text:style-name="T21">$&gt;</text:span><text:span text:style-name="T22"> '$HOLA's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=A=""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TE+S=T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""=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''='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"="="=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ort '='='=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HOLA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'$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"$HOLA""$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"HOLA"$"BYE"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p</text:span></text:p>
            <text:p><text:span text:style-name="T21">$&gt;</text:span><text:span text:style-name="T22"> export BYE=w</text:span></text:p>
            <text:p><text:span text:style-name="T21">$&gt;</text:span><text:span text:style-name="T22"> $'HOLA'$'BYE'd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HOLA=-n</text:span></text:p>
            <text:p><text:span text:style-name="T21">$&gt;</text:span><text:span text:style-name="T22"> "echo $HOLA" hey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A=1 B=2 C=3 D=4 E=5 F=6 G=7 H=8</text:span></text:p>
            <text:p><text:span text:style-name="T21">$&gt;</text:span><text:span text:style-name="T22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HOLA=bonjour</text:span></text:p>
            <text:p><text:span text:style-name="T21">$&gt;</text:span><text:span text:style-name="T22"> env</text:span></text:p>
            <text:p><text:span text:style-name="T21">$&gt;</text:span><text:span text:style-name="T22"> unset HOLA</text:span></text:p>
            <text:p><text:span text:style-name="T21">$&gt;</text:span><text:span text:style-name="T22"> unset HOLA</text:span></text:p>
            <text:p><text:span text:style-name="T21">$&gt;</text:span><text:span text:style-name="T22"> env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0" office:value-type="string" calcext:value-type="string">
            <text:p/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8">$&gt;</text:span><text:span text:style-name="T29"> unset "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8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unset INEXISTAN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5">
          <table:table-cell table:style-name="ce11"/>
          <table:table-cell table:style-name="ce109" office:value-type="string" calcext:value-type="string"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$&gt;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11"/>
          <table:table-cell table:style-name="ce109" office:value-type="string" calcext:value-type="string">
            <text:p><text:span text:style-name="T21">$&gt; </text:span><text:span text:style-name="T22">pwd</text:span></text:p>
            <text:p><text:span text:style-name="T21">$&gt;</text:span><text:span text:style-name="T22"> unset PWD</text:span></text:p>
            <text:p><text:span text:style-name="T21">$&gt;</text:span><text:span text:style-name="T22"> env | grep PWD</text:span></text:p>
            <text:p><text:span text:style-name="T21">$&gt;</text:span><text:span text:style-name="T22"> cd $PWD</text:span></text:p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8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OLDPWD</text:span></text:p>
            <text:p><text:span text:style-name="T21">$&gt;</text:span><text:span text:style-name="T22"> env | grep OLD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9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 HOL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?A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HOL?A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1">$&gt;</text:span><text:span text:style-name="T22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09" office:value-type="string" calcext:value-type="string">
            <text:p><text:span text:style-name="T21">$&gt;</text:span><text:span text:style-name="T22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.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+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=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{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}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-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-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_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_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A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*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#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$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$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unset: `</text:span><text:span text:style-name="T27">/home/vietdu91/42_works/minishell</text:span><text:span text:style-name="T22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@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!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^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5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HOL$?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HOL\~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1">$&gt;</text:span><text:span text:style-name="T22"> unset "" HOLA</text:span></text:p>
            <text:p><text:span text:style-name="T21">$&gt; </text:span><text:span text:style-name="T22">env | grep HOLA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</text:span><text:span text:style-name="T22"> echo $PATH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unset PATH</text:span></text:p>
            <text:p><text:span text:style-name="T21">$&gt; </text:span><text:span text:style-name="T22">cat 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======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++++++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______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2"/>
          <table:table-cell table:style-name="ce109" office:value-type="string" calcext:value-type="string">
            <text:p><text:span text:style-name="T21">$&gt;</text:span><text:span text:style-name="T22"> unset expor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unse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1">$&gt;</text:span><text:span text:style-name="T22"> unset sud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1">$&gt;</text:span><text:span text:style-name="T22"> export hola | unset hola | echo $?</text:span></text:p>
          </table:table-cell>
          <table:table-cell table:style-name="ce120" office:value-type="string" calcext:value-type="string">
            <text:p>LEA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4">
            <text:p>FICHIERS BINAIRES 0️⃣ 1️⃣</text:p>
          </table:table-cell>
          <table:table-cell table:style-name="ce109" office:value-type="string" calcext:value-type="string">
            <text:p><text:span text:style-name="T21">$&gt;</text:span><text:span text:style-name="T22"> /bin/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/bin/echo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/bin/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/bin/cd </text:span><text:span text:style-name="T27">Desktop</text:span></text:p>
          </table:table-cell>
          <table:table-cell table:style-name="ce120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6">
          <table:table-cell table:style-name="ce105" office:value-type="string" calcext:value-type="string" table:number-columns-spanned="1" table:number-rows-spanned="2">
            <text:p><text:span text:style-name="T18">HISTORIQUE </text:span><text:span text:style-name="T13">🏦</text:span></text:p>
          </table:table-cell>
          <table:table-cell table:style-name="ce16" office:value-type="string" calcext:value-type="string">
            <text:p><text:span text:style-name="T21">$&gt;</text:span><text:span text:style-name="T22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1">$&gt;</text:span><text:span text:style-name="T22"> [</text:span><text:span text:style-name="T23">touche du haut</text:span><text:span text:style-name="T24">]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<text:span text:style-name="T21">$&gt;</text:span><text:span text:style-name="T22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71">
            <text:p>CD 💿 PWD</text:p>
          </table:table-cell>
          <table:table-cell table:style-name="ce109" office:value-type="string" calcext:value-type="string">
            <text:p><text:span text:style-name="T21">$&gt;</text:span><text:span text:style-name="T22">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Retourne $PWD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./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--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-- p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pwd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N'affiche qu'une foi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ls en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<text:span text:style-name="T44">On doit se retrouver dans le dossier défini par $HOME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L'user reste dans le même dossier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/././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On se retrouve au dossier précédent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/././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src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srcs objs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'</text:span><text:span text:style-name="T27">srcs</text:span><text:span text:style-name="T22">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"</text:span><text:span text:style-name="T27">srcs</text:span><text:span text:style-name="T22">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'/e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/e'tc'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/e"tc"</text:span></text:p>
          </table:table-cell>
          <table:table-cell table:style-name="ce32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etc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s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sr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</text:span><text:span text:style-name="T27">Makefil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Makefile</text:span><text:span text:style-name="T22">: Not a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../../../../../../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.././../.././../bin/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/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'/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'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///////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'////////'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Marche aussi avec les double quotes</text:span></text:p>
            <text:p><text:span text:style-name="T45">/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</text:span><text:span text:style-name="T27">minishel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/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</text:span></text:p>
            <text:p><text:span text:style-name="T21">$&gt;</text:span><text:span text:style-name="T22"> cd ..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_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OLD_PWD</text:span></text:p>
            <text:p><text:span text:style-name="T44">$OLD_PWD et $PWD sont inversés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44">Retourne à $HOME</text:span></text:p>
            <text:p><text:span text:style-name="T44">$OLD_PWD et $PWD sont inversés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---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cd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$HOME 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d $HOME/</text:span><text:span text:style-name="T27">42_work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d "$PWD/</text:span><text:span text:style-name="T27">srcs</text:span><text:span text:style-name="T22">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'$PWD/</text:span><text:span text:style-name="T27">srcs</text:span><text:span text:style-name="T22">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$PWD</text:span><text:span text:style-name="T27">/srcs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cd $HOM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=</text:span></text:p>
            <text:p><text:span text:style-name="T21">$&gt;</text:span><text:span text:style-name="T22"> c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unset HOME</text:span></text:p>
            <text:p><text:span text:style-name="T21">$&gt;</text:span><text:span text:style-name="T22"> export HOME</text:span></text:p>
            <text:p><text:span text:style-name="T21">$&gt;</text:span><text:span text:style-name="T22"> c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cd </text:span><text:span text:style-name="T27">minishell Docs crashtest.c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   cd 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~/ | echo $?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doss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bash: cd: </text:span><text:span text:style-name="T27">minishell</text:span><text:span text:style-name="T22">: No such file or directory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0" office:value-type="string" calcext:value-type="string">
            <text:p><text:span text:style-name="T42">[BONUS] </text:span><text:span text:style-name="T43">S'il n'y a qu'un seul </text:span><text:span text:style-name="T46">fichier</text:span><text:span text:style-name="T47"> et rien d'autr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<text:span text:style-name="T42">[BONUS] </text:span><text:span text:style-name="T43">S'il y au moins deux éléments</text:span>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 ..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/a/b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mkdir a/b</text:span></text:p>
            <text:p><text:span text:style-name="T21">$&gt;</text:span><text:span text:style-name="T22"> cd a/b</text:span></text:p>
            <text:p><text:span text:style-name="T21">$&gt;</text:span><text:span text:style-name="T22"> rm -r ../../a</text:span></text:p>
            <text:p><text:span text:style-name="T21">$&gt;</text:span><text:span text:style-name="T22"> cd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</text:span></text:p>
            <text:p><text:span text:style-name="T31">$&gt;</text:span></text:p>
            <text:p><text:span text:style-name="T38">/home/vietdu91/42_works/minishell/a/b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a</text:span></text:p>
            <text:p><text:span text:style-name="T21">$&gt;</text:span><text:span text:style-name="T22"> cd a</text:span></text:p>
            <text:p><text:span text:style-name="T21">$&gt;</text:span><text:span text:style-name="T22"> rm -r ../a</text:span></text:p>
            <text:p><text:span text:style-name="T21">$&gt;</text:span><text:span text:style-name="T22"> echo $PWD</text:span></text:p>
            <text:p><text:span text:style-name="T21">$&gt;</text:span><text:span text:style-name="T22"> echo $OLDPWD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../../../home/vietdu91/42_works/minishell/a</text:span></text:p>
            <text:p><text:span text:style-name="T31">$&gt;</text:span></text:p>
            <text:p><text:span text:style-name="T38">../../..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/</text:span></text:p>
            <text:p><text:span text:style-name="T21">$&gt;</text:span><text:span text:style-name="T22"> cd </text:span><text:span text:style-name="T27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8">A gerer ?</text:span></text:p>
            <text:p><text:span text:style-name="T45">/home/vietdu91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/minishell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CDPATH=./</text:span></text:p>
            <text:p><text:span text:style-name="T21">$&gt;</text:span><text:span text:style-name="T22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6" office:value-type="string" calcext:value-type="string">
            <text:p><text:span text:style-name="T48">A gerer ?</text:span></text:p>
            <text:p><text:span text:style-name="T45">/home/vietdu91/42_works</text:span></text:p>
          </table:table-cell>
          <table:table-cell table:number-columns-repeated="1014"/>
        </table:table-row>
        <table:table-row table:style-name="ro11">
          <table:table-cell table:style-name="ce105" office:value-type="string" calcext:value-type="string" table:number-columns-spanned="1" table:number-rows-spanned="14">
            <text:p><text:span text:style-name="T18">BÂTARDS </text:span><text:span text:style-name="T19">🖕</text:span></text:p>
          </table:table-cell>
          <table:table-cell table:style-name="ce16" office:value-type="string" calcext:value-type="string">
            <text:p><text:span text:style-name="T30">$&gt;</text:span><text:span text:style-name="T22"> chmod 000 minishell</text:span></text:p>
            <text:p><text:span text:style-name="T30">$&gt;</text:span><text:span text:style-name="T22"> ./minishell</text:span></text:p>
          </table:table-cell>
          <table:table-cell table:style-name="ce3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hola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/Makefile</text:span></text:p>
          </table:table-cell>
          <table:table-cell table:style-name="ce34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./minishell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nv | grep SHLVL</text:span></text:p>
            <text:p><text:span text:style-name="T21">$&gt;</text:span><text:span text:style-name="T22"> ./minishell</text:span></text:p>
            <text:p><text:span text:style-name="T21">$&gt;</text:span><text:span text:style-name="T22"> env | grep SHLVL</text:span></text:p>
            <text:p><text:span text:style-name="T21">$&gt;</text:span><text:span text:style-name="T22"> exit</text:span></text:p>
            <text:p><text:span text:style-name="T21">$&gt;</text:span><text:span text:style-name="T22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touch hola</text:span></text:p>
            <text:p><text:span text:style-name="T21">$&gt;</text:span><text:span text:style-name="T22"> ./hola</text:span></text:p>
          </table:table-cell>
          <table:table-cell table:style-name="ce34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nv|"wc" -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nv|"wc "-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pr 1 + 1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r $? + $?</text:span></text:p>
          </table:table-cell>
          <table:table-cell table:style-name="ce23" office:value-type="string" calcext:value-type="string">
            <text:p>CODE 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0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6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9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expor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30">$&gt;</text:span><text:span text:style-name="T22"> env -i ./minishell</text:span></text:p>
            <text:p><text:span text:style-name="T21">$&gt;</text:span><text:span text:style-name="T22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46">
            <text:p>EXIT <text:s/>⛔</text:p>
          </table:table-cell>
          <table:table-cell table:style-name="ce109" office:value-type="string" calcext:value-type="string">
            <text:p><text:span text:style-name="T21">$&gt;</text:span><text:span text:style-name="T22">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exit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666 666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666 hola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hola 666 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hola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4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00000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259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+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+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+42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69 -9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-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++++6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++++++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++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------0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--0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"666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-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+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'----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----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'++++666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++++666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6'66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'2'66'32'</text:span></text:p>
          </table:table-cell>
          <table:table-cell table:style-name="ce55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"'666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'666'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it '"666"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1">bash: exit: "666"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+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-'666'"666"666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it 9223372036854775807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xit 9223372036854775808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9223372036854775808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xit -9223372036854775808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59" office:value-type="string" calcext:value-type="string">
            <text:p><text:span text:style-name="T31">exit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it -9223372036854775809</text:span></text:p>
          </table:table-cell>
          <table:table-cell table:style-name="ce25" office:value-type="string" calcext:value-type="string">
            <text:p>FAIL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5" office:value-type="string" calcext:value-type="string">
            <text:p><text:span text:style-name="T31">exit</text:span></text:p>
            <text:p><text:span text:style-name="T31">bash: exit: -9223372036854775809: numeric argument required</text:span></text:p>
            <text:p><text:span text:style-name="T30">~/minishell</text:span><text:span text:style-name="T22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8">
          <table:table-cell table:style-name="ce105" office:value-type="string" calcext:value-type="string" table:number-columns-spanned="1" table:number-rows-spanned="48">
            <text:p><text:span text:style-name="T18">PIPES </text:span><text:span text:style-name="T13">🚬</text:span></text:p>
          </table:table-cell>
          <table:table-cell table:style-name="ce109" office:value-type="string" calcext:value-type="string">
            <text:p><text:span text:style-name="T21">$&gt;</text:span><text:span text:style-name="T22"> cat | cat | ca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/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| exit</text:span></text:p>
          </table:table-cell>
          <table:table-cell table:style-name="ce23" office:value-type="string" calcext:value-type="string">
            <text:p>BAD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5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ls | exit 42</text:span></text:p>
          </table:table-cell>
          <table:table-cell table:style-name="ce23" office:value-type="string" calcext:value-type="string">
            <text:p>BAD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xit |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xit | cat -e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-e bonjour |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| ech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| echo que tal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pwd |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nv |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oui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oui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non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oui | echo non | echo hola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| cat -e | cat -e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. | echo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/ | echo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d .. | 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1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9">
          <table:covered-table-cell/>
          <table:table-cell table:style-name="ce109" office:value-type="string" calcext:value-type="string">
            <text:p><text:span text:style-name="T21">$&gt;</text:span><text:span text:style-name="T22"> ifconfig | grep ":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ifconfig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whoami | grep $USE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whoami | grep $USER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vietdu91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whoami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vietdu91</text:span><text:span text:style-name="T22">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1">$&gt;</text:span><text:span text:style-name="T22"> whereis ls | cat -e | cat -e &gt; /tmp/bonjour</text:span></text:p>
            <text:p><text:span text:style-name="T21">$&gt;</text:span><text:span text:style-name="T22"> cat /tmp/bonjour</text:span></text:p>
          </table:table-cell>
          <table:table-cell table:style-name="ce23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ls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| ls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6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ls | ls |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| hola | ls</text:span></text:p>
          </table:table-cell>
          <table:table-cell table:style-name="ce28" office:value-type="string" calcext:value-type="string">
            <text:p>FAIL mais 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hola: command not found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ls | ls | hola | rev</text:span></text:p>
          </table:table-cell>
          <table:table-cell table:style-name="ce28" office:value-type="string" calcext:value-type="string">
            <text:p>FAIL mais 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ls | ls | echo hola | re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9">
          <table:covered-table-cell/>
          <table:table-cell table:style-name="ce109" office:value-type="string" calcext:value-type="string">
            <text:p><text:span text:style-name="T21">$&gt;</text:span><text:span text:style-name="T22"> ls -la | grep ".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1">$&gt;</text:span><text:span text:style-name="T22"> ls -la | grep "'.'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echo test.c | cat -e| cat -e| cat -e| cat -e| cat -e| cat -e| cat -e| cat -e|cat -e|cat -e|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1">$&gt;</text:span><text:span text:style-name="T22"> ls|ls|ls|ls|ls|ls|ls|ls|ls|ls|ls|ls</text:span></text:p>
            <text:p><text:span text:style-name="T31">|ls|ls|ls|ls|ls|ls|ls|ls|ls|ls|ls|ls|ls|ls|ls|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Docs Dockers Drawings Makefile minishell philosophers srcs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cho hola | cat | cat | cat | cat | cat | grep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| 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| 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|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|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||| 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|o hola | cat</text:span></text:p>
          </table:table-cell>
          <table:table-cell table:style-name="ce23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Makefile | cat -e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[...]</text:span></text:p>
            <text:p><text:span text:style-name="T38">$$</text:span></text:p>
            <text:p><text:span text:style-name="T38">.PHONY:    all clean fclean re$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Makefile | grep srcs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srcs | grep srcs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objs/%.o:                srcs/%.c$</text:span></text:p>
            <text:p><text:span text:style-name="T38">                        @norminette srcs/*$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cd file_not_exis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cat Makefile | grep pr | head -n 5 | hello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1">$&gt;</text:span><text:span text:style-name="T22"> export HOLA=bonjour | cat -e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unset HOLA | cat -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4"/>
          <table:table-cell table:style-name="ce19" office:value-type="string" calcext:value-type="string">
            <text:p><text:span text:style-name="T21">$&gt;</text:span><text:span text:style-name="T22"> export HOLA | echo hola</text:span></text:p>
            <text:p><text:span text:style-name="T21">$&gt;</text:span><text:span text:style-name="T22"> env | grep PROUT</text:span></text:p>
          </table:table-cell>
          <table:table-cell table:style-name="ce55" office:value-type="string" calcext:value-type="string">
            <text:p>FAIL COD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4"/>
          <table:table-cell table:style-name="ce19" office:value-type="string" calcext:value-type="string">
            <text:p><text:span text:style-name="T21">$&gt;</text:span><text:span text:style-name="T22"> export | echo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sleep 3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5">
          <table:table-cell table:style-name="ce14"/>
          <table:table-cell table:style-name="ce19" office:value-type="string" calcext:value-type="string">
            <text:p><text:span text:style-name="T21">$&gt;</text:span><text:span text:style-name="T22"> time sleep 3 | sleep 3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sleep 3 | exi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1">$&gt;</text:span><text:span text:style-name="T22"> exit | sleep 3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9">
          <table:table-cell table:style-name="ce14"/>
          <table:table-cell table:style-name="ce109" office:value-type="string" calcext:value-type="string">
            <text:p><text:span text:style-name="T21">$&gt;</text:span><text:span text:style-name="T22"> echo hola &gt; a</text:span></text:p>
            <text:p><text:span text:style-name="T21">$&gt;</text:span><text:span text:style-name="T22"> &gt;&gt;b echo que tal</text:span></text:p>
            <text:p><text:span text:style-name="T21">$&gt;</text:span><text:span text:style-name="T22"> cat a | &lt;b cat | cat &gt; c | cat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6">
          <table:table-cell table:style-name="ce99" office:value-type="string" calcext:value-type="string" table:number-columns-spanned="1" table:number-rows-spanned="26">
            <text:p><text:span text:style-name="T14">&amp;&amp;  </text:span><text:span text:style-name="T15">🍒</text:span><text:span text:style-name="T20">  ||</text:span></text:p>
          </table:table-cell>
          <table:table-cell table:style-name="ce109" office:value-type="string" calcext:value-type="string">
            <text:p><text:span text:style-name="T21">$&gt;</text:span><text:span text:style-name="T22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1">hola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/home/vietdu91/42_works/minishell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bash: export: `': not a valid identifier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srcs  test.c</text:span></text:p>
            <text:p><text:span text:style-name="T31">bash: export: `': not a valid identifier</text:span></text:p>
            <text:p><text:span text:style-name="T31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|&amp;;()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4" office:value-type="string" calcext:value-type="string">
            <text:p><text:span text:style-name="T42">[BONUS] </text:span><text:span text:style-name="T43">Marche pour les metacharacters &lt;&gt;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/>
            <text:p/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/>
            <text:p/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table-cell table:style-name="ce105" office:value-type="string" calcext:value-type="string" table:number-columns-spanned="1" table:number-rows-spanned="38">
            <text:p>( PARENTHESES )</text:p>
          </table:table-cell>
          <table:table-cell table:style-name="ce109" office:value-type="string" calcext:value-type="string">
            <text:p><text:span text:style-name="T21">$&gt;</text:span><text:span text:style-name="T22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crashtest.c  Docs  Dockers  Drawings  Makefile  minishell  philosophers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srcs  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09" office:value-type="string" calcext:value-type="string">
            <text:p><text:span text:style-name="T21">$&gt;</text:span><text:span text:style-name="T22"> (ls &amp;&amp; pwd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(&g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&lt; pwd)</text:span></text:p>
            <text:p><text:span text:style-name="T21">$&gt;</text:span><text:span text:style-name="T22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<text:span text:style-name="T42">[BONUS] </text:span><text:span text:style-name="T43">Si pwd existe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4" office:value-type="string" calcext:value-type="string">
            <text:p><text:span text:style-name="T42">[BONUS] </text:span><text:span text:style-name="T43">Si pwd n'existe pa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  Docs  Dockers  Drawings  Makefile  minishell  philosophers  pwd  srcs  test.c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8">/home/vietdu91/42_works/minishell</text:span></text:p>
            <text:p><text:span text:style-name="T31">bash: lss: command not found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bash: lss: command not found</text:span></text:p>
            <text:p><text:span text:style-name="T31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0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gt; hola</text:span></text:p>
            <text:p><text:span text:style-name="T21">$&gt;</text:span><text:span text:style-name="T22"> 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8">crashtest.c</text:span></text:p>
            <text:p><text:span text:style-name="T38">Docs</text:span></text:p>
            <text:p><text:span text:style-name="T38">Dockers</text:span></text:p>
            <text:p><text:span text:style-name="T38">Drawings</text:span></text:p>
            <text:p><text:span text:style-name="T38">Makefile</text:span></text:p>
            <text:p><text:span text:style-name="T38">minishell</text:span></text:p>
            <text:p><text:span text:style-name="T38">philosophers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1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gt;&gt; hola</text:span></text:p>
            <text:p><text:span text:style-name="T21">$&gt;</text:span><text:span text:style-name="T22"> echo hey&amp;&amp;(ls &amp;&amp; pwd | wc) &gt; hola</text:span></text:p>
            <text:p><text:span text:style-name="T21">$&gt;</text:span><text:span text:style-name="T22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8" office:value-type="string" calcext:value-type="string">
            <text:p><text:span text:style-name="T31">hey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 </text:span><text:span text:style-name="T22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 </text:span><text:span text:style-name="T22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 </text:span><text:span text:style-name="T22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ey &gt; hola</text:span></text:p>
            <text:p><text:span text:style-name="T21">$&gt;</text:span><text:span text:style-name="T22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ls: invalid option -- 'z'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1">ls: invalid option -- 'z'</text:span></text:p>
            <text:p><text:span text:style-name="T38">/home/vietdu91/42_works/minishell</text:span></text:p>
            <text:p><text:span text:style-name="T38">crashtest.c  Docs  Dockers  Drawings  Makefile  minishell  philosophers  pwd  srcs  test.c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pwd  srcs  test.c</text:span></text:p>
            <text:p><text:span text:style-name="T38">      1       1      34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2">
          <table:covered-table-cell/>
          <table:table-cell table:style-name="ce109" office:value-type="string" calcext:value-type="string">
            <text:p><text:span text:style-name="T21">$&gt;</text:span><text:span text:style-name="T22"> (ls &gt; Docs/hey &amp;&amp; pwd)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0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22">
          <table:covered-table-cell/>
          <table:table-cell table:style-name="ce109" office:value-type="string" calcext:value-type="string">
            <text:p><text:span text:style-name="T21">$&gt;</text:span><text:span text:style-name="T22"> ls &gt; Docs/hey &amp;&amp; pwd &gt; hola</text:span></text:p>
            <text:p><text:span text:style-name="T21">$&gt;</text:span><text:span text:style-name="T22"> cat hola</text:span></text:p>
            <text:p><text:span text:style-name="T21">$&gt;</text:span><text:span text:style-name="T22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1" office:value-type="string" calcext:value-type="string">
            <text:p><text:span text:style-name="T38">/home/vietdu91/42_works/minishell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srcs</text:span></text:p>
            <text:p><text:span text:style-name="T38">test.c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</text:span></text:p>
            <text:p><text:span text:style-name="T38">/home/vietdu91/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-z || cd ../../..&amp;&amp;pwd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ls -z || (cd ../../..&amp;&amp;pwd)</text:span></text:p>
            <text:p><text:span text:style-name="T21">$&gt;</text:span><text:span text:style-name="T22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2" office:value-type="string" calcext:value-type="string">
            <text:p><text:span text:style-name="T31">ls: invalid option -- 'z'</text:span></text:p>
            <text:p><text:span text:style-name="T38">/home/vietdu91</text:span></text:p>
            <text:p><text:span text:style-name="T31">$&gt;</text:span></text:p>
            <text:p><text:span text:style-name="T38">/home/vietdu91/42_works/minishell</text:span></text:p>
            <text:p><text:span text:style-name="T31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4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table-cell table:style-name="ce99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que tal &gt;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que tal &gt; bonjour</text:span></text:p>
            <text:p><text:span text:style-name="T21">$&gt;</text:span><text:span text:style-name="T22"> cat 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que tal &gt; /tmp/bonjour</text:span></text:p>
            <text:p><text:span text:style-name="T21">$&gt;</text:span><text:span text:style-name="T22"> cat -e /tmp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hey</text:span></text:p>
            <text:p><text:span text:style-name="T21">$&gt;</text:span><text:span text:style-name="T22"> echo bonjour &gt; $HOLA</text:span></text:p>
            <text:p><text:span text:style-name="T21">$&gt;</text:span><text:span text:style-name="T22"> echo $HOLA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whereis grep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ls -la &gt; Docs/bonjour</text:span></text:p>
            <text:p><text:span text:style-name="T21">$&gt;</text:span><text:span text:style-name="T22"> cat Docs/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total 16</text:span></text:p>
            <text:p><text:span text:style-name="T38">drwx------  2 vietdu91 [...] .</text:span></text:p>
            <text:p><text:span text:style-name="T38">drwxrwxewt 51 root     [...] ..</text:span></text:p>
            <text:p><text:span text:style-name="T38">-rwxr-xr-x  8 vietdu91 [...] crashtest.c</text:span></text:p>
            <text:p><text:span text:style-name="T31">[...]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&gt;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pwd &gt;                     bonjour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8">/home/vietdu91/42_works/minishell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 &g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lt; &lt; bonjour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bonjour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gt; bonjour | echo hola</text:span></text:p>
            <text:p><text:span text:style-name="T21">$&gt;</text:span><text:span text:style-name="T22"> cat 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prout hola &gt; bonjour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1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ls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 hello &gt;&gt; hello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echo hola &gt;&gt; hello &gt;&gt; hello &gt; hello</text:span></text:p>
            <text:p><text:span text:style-name="T21">$&gt;</text:span><text:span text:style-name="T22"> cat &lt;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ola &gt;&gt; hello &gt;&gt; hello &gt;&gt; hello</text:span></text:p>
            <text:p><text:span text:style-name="T21">$&gt;</text:span><text:span text:style-name="T22"> echo hola &gt;&gt; hello</text:span></text:p>
            <text:p><text:span text:style-name="T21">$&gt;</text:span><text:span text:style-name="T22"> cat &lt; hello</text:span></text:p>
          </table:table-cell>
          <table:table-cell table:style-name="ce3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bonjour &lt;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hello</text:span></text:p>
            <text:p><text:span text:style-name="T21">$&gt;</text:span><text:span text:style-name="T22"> echo hey &gt; bonjour</text:span></text:p>
            <text:p><text:span text:style-name="T21">$&gt;</text:span><text:span text:style-name="T22"> echo &lt;hello &lt;bonjour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 bonjour 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 hello 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8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echo hola &gt;&gt; bonjour &gt;&gt; hello &gt;&gt; bonjour</text:span></text:p>
            <text:p><text:span text:style-name="T21">$&gt;</text:span><text:span text:style-name="T22"> cat bonjour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bonjour echo hola bonjour</text:span></text:p>
            <text:p><text:span text:style-name="T21">$&gt;</text:span><text:span text:style-name="T22"> cat bonjour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6">
          <table:covered-table-cell/>
          <table:table-cell table:style-name="ce19" office:value-type="string" calcext:value-type="string">
            <text:p><text:span text:style-name="T21">$&gt;</text:span><text:span text:style-name="T22"> &gt;bonjour echo &gt; hola&gt;bonjour&gt;hola&gt;&gt;bonjour&gt;hola hey &gt;bonjour hola &gt;hola</text:span></text:p>
            <text:p><text:span text:style-name="T21">$&gt;</text:span><text:span text:style-name="T22"> cat bonjour</text:span></text:p>
            <text:p><text:span text:style-name="T21">$&gt; </text:span><text:span text:style-name="T22">cat hola</text:span></text:p>
          </table:table-cell>
          <table:table-cell table:style-name="ce3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hola1 &gt;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7">
          <table:covered-table-cell/>
          <table:table-cell table:style-name="ce19" office:value-type="string" calcext:value-type="string">
            <text:p><text:span text:style-name="T21">$&gt;</text:span><text:span text:style-name="T22"> echo bonjour &gt; hola1</text:span></text:p>
            <text:p><text:span text:style-name="T21">$&gt;</text:span><text:span text:style-name="T22"> echo hello &gt; hola2</text:span></text:p>
            <text:p><text:span text:style-name="T21">$&gt;</text:span><text:span text:style-name="T22"> echo 2 &gt;&gt;hola1 &gt; hola2</text:span></text:p>
            <text:p><text:span text:style-name="T21">$&gt;</text:span><text:span text:style-name="T22"> ls</text:span></text:p>
            <text:p><text:span text:style-name="T21">$&gt;</text:span><text:span text:style-name="T22"> cat hola1</text:span></text:p>
            <text:p><text:span text:style-name="T21">$&gt;</text:span><text:span text:style-name="T22"> cat hola2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gt; pwd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 pwd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 </text:span><text:span text:style-name="T27">Makefile</text:span><text:span text:style-name="T22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 office:value-type="string" calcext:value-type="string">
            <text:p>Voir pourquoi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srcs/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../pw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1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gt;&gt; &gt; &gt;&gt; &lt;&lt; &gt;&g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cat &lt; ls &gt; ls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cat &gt; ls1 &lt; ls2</text:span></text:p>
            <text:p><text:span text:style-name="T21">$&gt;</text:span><text:span text:style-name="T22"> ls</text:span></text:p>
          </table:table-cell>
          <table:table-cell table:style-name="ce37" office:value-type="string" calcext:value-type="string">
            <text:p>FD 4 Open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&gt;&gt;hola</text:span></text:p>
            <text:p><text:span text:style-name="T21">$&gt;</text:span><text:span text:style-name="T22"> cat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gt;bonjour</text:span></text:p>
            <text:p><text:span text:style-name="T21">$&gt;</text:span><text:span text:style-name="T22"> cat &lt;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&gt;bonjour</text:span></text:p>
            <text:p><text:span text:style-name="T21">$&gt;</text:span><text:span text:style-name="T22"> cat&lt;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&gt; bonjour</text:span></text:p>
            <text:p><text:span text:style-name="T21">$&gt;</text:span><text:span text:style-name="T22"> cat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              &gt;bonjour</text:span></text:p>
            <text:p><text:span text:style-name="T21">$&gt;</text:span><text:span text:style-name="T22"> cat&lt;                    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         &gt;     bonjour</text:span></text:p>
            <text:p><text:span text:style-name="T21">$&gt;</text:span><text:span text:style-name="T22"> cat            &lt;        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cat &lt; srcs/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gt;srcs/bonjour</text:span></text:p>
            <text:p><text:span text:style-name="T21">$&gt;</text:span><text:span text:style-name="T22"> cat &lt;srcs/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rm bonjour</text:span></text:p>
            <text:p><text:span text:style-name="T21">$&gt;</text:span><text:span text:style-name="T22"> echo que tal &gt;&gt; bonjour</text:span></text:p>
            <text:p><text:span text:style-name="T21">$&gt;</text:span><text:span text:style-name="T22"> cat 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'c'"h"o hola &gt; bonjour</text:span></text:p>
            <text:p><text:span text:style-name="T21">$&gt;</text:span><text:span text:style-name="T22"> cat 'bo'"n"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bonjour\ 1</text:span></text:p>
            <text:p><text:span text:style-name="T21">$&gt;</text:span><text:span text:style-name="T22"> ls</text:span></text:p>
            <text:p><text:span text:style-name="T21">$&gt;</text:span><text:span text:style-name="T22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9">
          <table:covered-table-cell/>
          <table:table-cell table:style-name="ce109" office:value-type="string" calcext:value-type="string">
            <text:p><text:span text:style-name="T21">$&gt;</text:span><text:span text:style-name="T22"> echo hola &gt; bonjour hey</text:span></text:p>
            <text:p><text:span text:style-name="T21">$&gt;</text:span><text:span text:style-name="T22"> ls</text:span></text:p>
            <text:p><text:span text:style-name="T21">$&gt;</text:span><text:span text:style-name="T22"> cat bonjour</text:span></text:p>
            <text:p><text:span text:style-name="T21">$&gt;</text:span><text:span text:style-name="T22"> cat hey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gt;srcs/hello &lt;prout</text:span></text:p>
            <text:p><text:span text:style-name="T21">$&gt;</text:span><text:span text:style-name="T22"> ls srcs</text:span></text:p>
            <text:p><text:span text:style-name="T21">$&gt;</text:span><text:span text:style-name="T22"> cat srcs/bonjour srcs/hello</text:span></text:p>
          </table:table-cell>
          <table:table-cell table:style-name="ce26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 </text:span><text:span text:style-name="T22">rm srcs/bonjour srcs/hello</text:span></text:p>
            <text:p><text:span text:style-name="T21">$&gt;</text:span><text:span text:style-name="T22"> &gt;srcs/bonjour &lt;prout &gt;srcs/hello </text:span></text:p>
            <text:p><text:span text:style-name="T21">$&gt;</text:span><text:span text:style-name="T22"> ls srcs</text:span></text:p>
            <text:p><text:span text:style-name="T21">$&gt;</text:span><text:span text:style-name="T22"> cat srcs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gt;../hello &lt;prout</text:span></text:p>
            <text:p><text:span text:style-name="T21">$&gt;</text:span><text:span text:style-name="T22"> ls ..</text:span></text:p>
            <text:p><text:span text:style-name="T21">$&gt;</text:span><text:span text:style-name="T22"> cat ../bonjour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cat ../bonjour </text:span></text:p>
            <text:p><text:span text:style-name="T21">$&gt;</text:span><text:span text:style-name="T22"> cat ..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../bonjour</text:span></text:p>
            <text:p><text:span text:style-name="T21">$&gt;</text:span><text:span text:style-name="T22"> echo hey &gt; ../hello</text:span></text:p>
            <text:p><text:span text:style-name="T21">$&gt; </text:span><text:span text:style-name="T22">rm ../bonjour ../hello</text:span></text:p>
            <text:p><text:span text:style-name="T21">$&gt;</text:span><text:span text:style-name="T22"> &gt;../bonjour &lt;prout &gt;../hello </text:span></text:p>
            <text:p><text:span text:style-name="T21">$&gt;</text:span><text:span text:style-name="T22"> ls ..</text:span></text:p>
            <text:p><text:span text:style-name="T21">$&gt;</text:span><text:span text:style-name="T22"> cat ../bonjour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gt;&gt;srcs/hello &lt;prout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gt;&gt;srcs/bonjour &lt;prout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srcs/bonjour</text:span></text:p>
            <text:p><text:span text:style-name="T21">$&gt;</text:span><text:span text:style-name="T22"> echo hey &gt; srcs/hello</text:span></text:p>
            <text:p><text:span text:style-name="T21">$&gt;</text:span><text:span text:style-name="T22"> &lt;prout &gt;&gt;srcs/bonjour &gt;&gt;srcs/hello</text:span></text:p>
            <text:p><text:span text:style-name="T21">$&gt;</text:span><text:span text:style-name="T22"> cat srcs/bonjour </text:span></text:p>
            <text:p><text:span text:style-name="T21">$&gt;</text:span><text:span text:style-name="T22"> cat srcs/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lt;bonjour &gt;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rm bonjour hello</text:span></text:p>
            <text:p><text:span text:style-name="T21">$&gt;</text:span><text:span text:style-name="T22"> &gt;bonjour &gt;hello &lt; prout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  <text:p><text:span text:style-name="T21">$&gt;</text:span><text:span text:style-name="T22"> cat hello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echo hey &gt; hello</text:span></text:p>
            <text:p><text:span text:style-name="T21">$&gt; </text:span><text:span text:style-name="T22">rm bonjour hello</text:span></text:p>
            <text:p><text:span text:style-name="T21">$&gt;</text:span><text:span text:style-name="T22"> &gt;bonjour &lt;prout hello</text:span></text:p>
            <text:p><text:span text:style-name="T21">$&gt;</text:span><text:span text:style-name="T22"> cat bonjour 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cho hola &gt; bonjour</text:span></text:p>
            <text:p><text:span text:style-name="T21">$&gt;</text:span><text:span text:style-name="T22"> &lt;bonjour cat | wc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rm -f bonjour</text:span></text:p>
            <text:p><text:span text:style-name="T21">$&gt;</text:span><text:span text:style-name="T22"> rm bonjour &gt; bonjour</text:span></text:p>
            <text:p><text:span text:style-name="T21">$&gt;</text:span><text:span text:style-name="T22"> ls -l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</text:span></text:p>
            <text:p><text:span text:style-name="T21">$&gt;</text:span><text:span text:style-name="T22"> ls</text:span></text:p>
          </table:table-cell>
          <table:table-cell table:style-name="ce27" office:value-type="string" calcext:value-type="string">
            <text:p>KO</text:p>
          </table:table-cell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"$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"HOLA"</text:span></text:p>
            <text:p><text:span text:style-name="T21">$&gt;</text:span><text:span text:style-name="T22"> ls</text:span></text:p>
          </table:table-cell>
          <table:table-cell table:style-name="ce27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$HOLA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export HOLA="bonjour hello"</text:span></text:p>
            <text:p><text:span text:style-name="T21">$&gt;</text:span><text:span text:style-name="T22"> &gt;hey&gt;$HOLA&gt;hey&gt;hey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1">$&gt;</text:span><text:span text:style-name="T22"> export A=hey</text:span></text:p>
            <text:p><text:span text:style-name="T21">$&gt;</text:span><text:span text:style-name="T22"> export A B=Hola D E C="Que Tal"</text:span></text:p>
            <text:p><text:span text:style-name="T21">$&gt;</text:span><text:span text:style-name="T22"> echo $PROUT$B$C &gt; /tmp/a &gt; /tmp/b &gt; /tmp/c</text:span></text:p>
            <text:p><text:span text:style-name="T21">$&gt;</text:span><text:span text:style-name="T22"> cat /tmp/a</text:span></text:p>
            <text:p><text:span text:style-name="T21">$&gt;</text:span><text:span text:style-name="T22"> cat /tmp/b</text:span></text:p>
            <text:p><text:span text:style-name="T21">$&gt; </text:span><text:span text:style-name="T22">cat /tmp/c</text:span></text:p>
          </table:table-cell>
          <table:table-cell table:style-name="ce25"/>
          <table:table-cell table:style-name="ce42"/>
          <table:table-cell table:style-name="ce45"/>
          <table:table-cell table:style-name="ce51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21" office:value-type="string" calcext:value-type="string" table:number-columns-spanned="7" table:number-rows-spanned="1">
            <text:p><text:span text:style-name="T21">                                           !!!!!</text:span><text:span text:style-name="T22"> Contenu du fichier a : "Amour Tu es Horrible"</text:span></text:p>
            <text:p><text:span text:style-name="T21">                                           </text:span><text:span text:style-name="T32">!!!!!</text:span><text:span text:style-name="T22"> Contenu du fichier b : "0123456789"</text:span></text:p>
            <text:p><text:span text:style-name="T21">                                           </text:span><text:span text:style-name="T33">!!!!!</text:span><text:span text:style-name="T22"> Contenu du fichier c : "Prout"</text:span></text:p>
          </table:table-cell>
          <table:covered-table-cell table:number-columns-repeated="6" table:style-name="ce38"/>
          <table:table-cell table:style-name="ce77" table:number-columns-repeated="2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&lt;a cat &lt;b &lt;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&lt;a cat &lt;b &lt;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3">
          <table:covered-table-cell/>
          <table:table-cell table:style-name="ce109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23">
          <table:covered-table-cell/>
          <table:table-cell table:style-name="ce109" office:value-type="string" calcext:value-type="string">
            <text:p><text:span text:style-name="T21">$&gt;</text:span><text:span text:style-name="T22"> &gt;a ls &gt;b &gt;&gt;c &gt;d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  <text:p><text:span text:style-name="T21">$&gt;</text:span><text:span text:style-name="T22"> cat d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$&gt;</text:span></text:p>
            <text:p><text:span text:style-name="T31">$&gt;</text:span></text:p>
            <text:p><text:span text:style-name="T31">$&gt;</text:span></text:p>
            <text:p><text:span text:style-name="T31">Prout</text:span></text:p>
            <text:p><text:span text:style-name="T31">$&gt;</text:span></text:p>
            <text:p><text:span text:style-name="T38">crashtest.c</text:span></text:p>
            <text:p><text:span text:style-name="T38">Docs</text:span></text:p>
            <text:p><text:span text:style-name="T38">[...]</text:span></text:p>
            <text:p><text:span text:style-name="T38">test.c</text:span></text:p>
            <text:p><text:span text:style-name="T31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echo hola &gt; a &gt; b &gt; c</text:span></text:p>
            <text:p><text:span text:style-name="T21">$&gt;</text:span><text:span text:style-name="T22"> cat a</text:span></text:p>
            <text:p><text:span text:style-name="T21">$&gt;</text:span><text:span text:style-name="T22"> cat b</text:span></text:p>
            <text:p><text:span text:style-name="T21">$&gt;</text:span><text:span text:style-name="T22"> cat c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mkdir dir</text:span></text:p>
            <text:p><text:span text:style-name="T21">$&gt;</text:span><text:span text:style-name="T22"> ls -la &gt; dir/bonjour</text:span></text:p>
            <text:p><text:span text:style-name="T21">$&gt;</text:span><text:span text:style-name="T22"> cat dir/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&lt;a</text:span></text:p>
            <text:p><text:span text:style-name="T21">$&gt;</text:span><text:span text:style-name="T22"> cat 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&gt;d cat &lt;a &gt;&gt;e</text:span></text:p>
            <text:p><text:span text:style-name="T21">$&gt;</text:span><text:span text:style-name="T22"> cat a</text:span></text:p>
            <text:p><text:span text:style-name="T21">$&gt;</text:span><text:span text:style-name="T22"> cat d</text:span></text:p>
            <text:p><text:span text:style-name="T21">$&gt;</text:span><text:span text:style-name="T22"> cat e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 a &gt; b cat &gt; hey &gt;&gt; d</text:span></text:p>
            <text:p><text:span text:style-name="T21">$&gt;</text:span><text:span text:style-name="T22"> cat d</text:span></text:p>
            <text:p><text:span text:style-name="T21">$&gt;</text:span><text:span text:style-name="T22"> ls</text:span></text:p>
          </table:table-cell>
          <table:table-cell table:style-name="ce25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1"/>
          <table:table-cell table:number-columns-repeated="1014"/>
        </table:table-row>
        <table:table-row table:style-name="ro15">
          <table:table-cell table:style-name="ce105" office:value-type="string" calcext:value-type="string" table:number-columns-spanned="1" table:number-rows-spanned="19">
            <text:p><text:span text:style-name="T18">HEREDOC </text:span><text:span text:style-name="T17">⏮️</text:span></text:p>
          </table:table-cell>
          <table:table-cell table:style-name="ce109" office:value-type="string" calcext:value-type="string">
            <text:p><text:span text:style-name="T21">$&gt;</text:span><text:span text:style-name="T22"> cat &lt;&lt; hola</text:span></text:p>
          </table:table-cell>
          <table:table-cell table:style-name="ce120" office:value-type="string" calcext:value-type="string">
            <text:p>KO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&gt; $HOME</text:span></text:p>
            <text:p><text:span text:style-name="T31">&gt; hola</text:span></text:p>
            <text:p><text:span text:style-name="T38">/home/vietdu91</text:span></text:p>
            <text:p><text:span text:style-name="T31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&lt;&lt; 'hola'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&lt;&lt; "ho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&lt;&lt; ho"la"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cat &lt;&lt; $HOME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4">
          <table:covered-table-cell/>
          <table:table-cell table:style-name="ce109" office:value-type="string" calcext:value-type="string">
            <text:p><text:span text:style-name="T21">$&gt;</text:span><text:span text:style-name="T22"> cat &lt;&lt; hola &gt; bonjour</text:span></text:p>
            <text:p><text:span text:style-name="T21">$&gt;</text:span><text:span text:style-name="T22"> cat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24">
          <table:covered-table-cell/>
          <table:table-cell table:style-name="ce109" office:value-type="string" calcext:value-type="string">
            <text:p><text:span text:style-name="T21">$&gt;</text:span><text:span text:style-name="T22"> cat &lt;&lt; hola | rev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1">$&gt;</text:span><text:span text:style-name="T22"> &lt;&lt; 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&lt;&lt;ho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cat &lt;&lt;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1">$&gt;</text:span><text:span text:style-name="T22"> cat &lt;&lt; prout &lt;&lt; lol &lt;&lt; koa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1">$&gt;</text:span><text:span text:style-name="T22"> prout &lt;&lt; lol &lt;&lt; cat &lt;&lt; koala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&lt; $hola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&lt; $"hola"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&lt;&lt; $"$hol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&lt;&lt; ho$la$"$a"$$"b"</text:span></text:p>
          </table:table-cell>
          <table:table-cell table:style-name="ce39"/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lt;&lt;&lt;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1">$&gt;</text:span><text:span text:style-name="T22"> echo hola &lt;&lt;&lt;&lt;&lt; bonjour</text:span></text:p>
          </table:table-cell>
          <table:table-cell table:style-name="ce55" office:value-type="string" calcext:value-type="string">
            <text:p>OK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4"/>
          <table:table-cell table:number-columns-repeated="1014"/>
        </table:table-row>
        <table:table-row table:style-name="ro22">
          <table:table-cell table:style-name="ce99" office:value-type="string" calcext:value-type="string" table:number-columns-spanned="1" table:number-rows-spanned="6">
            <text:p>WILDCARD ⭐</text:p>
          </table:table-cell>
          <table:table-cell table:style-name="ce109" office:value-type="string" calcext:value-type="string">
            <text:p><text:span text:style-name="T21">$&gt;</text:span><text:span text:style-name="T22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Docs  Dockers  Drawings  Makefile  minishell  philosophers  test.c</text:span></text:p>
            <text:p/>
            <text:p><text:span text:style-name="T38">Docs:</text:span></text:p>
            <text:p><text:span text:style-name="T38">identite.pdf  loyer.pdf</text:span></text:p>
            <text:p><text:span text:style-name="T38">srcs:</text:span></text:p>
            <text:p><text:span text:style-name="T38">main.c  utils.c  sor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<text:span text:style-name="T38">crashtest.c  test.c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1">$&gt;</text:span><text:span text:style-name="T22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1">$&gt;</text:span><text:span text:style-name="T22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09" office:value-type="string" calcext:value-type="string">
            <text:p><text:span text:style-name="T21">$&gt;</text:span><text:span text:style-name="T22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style-name="ce52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109" office:value-type="string" calcext:value-type="string">
            <text:p><text:span text:style-name="T31">[</text:span><text:span text:style-name="T40">affiche le Makefile</text:span><text:span text:style-name="T41">]</text:span></text:p>
            <text:p><text:span text:style-name="T31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 2" table:style-name="ta2">
        <table:table-column table:style-name="co11" table:number-columns-repeated="1024" table:default-cell-style-name="Default"/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3"/>
          <table:table-cell table:style-name="ce95" office:value-type="float" office:value="200" calcext:value-type="float">
            <text:p>200</text:p>
          </table:table-cell>
          <table:table-cell table:style-name="ce95" office:value-type="float" office:value="400" calcext:value-type="float">
            <text:p>400</text:p>
          </table:table-cell>
          <table:table-cell table:style-name="ce95" office:value-type="float" office:value="600" calcext:value-type="float">
            <text:p>600</text:p>
          </table:table-cell>
          <table:table-cell table:style-name="ce95" office:value-type="float" office:value="800" calcext:value-type="float">
            <text:p>800</text:p>
          </table:table-cell>
          <table:table-cell table:style-name="ce95" office:value-type="float" office:value="1000" calcext:value-type="float">
            <text:p>1000</text:p>
          </table:table-cell>
          <table:table-cell table:style-name="ce95" office:value-type="float" office:value="1200" calcext:value-type="float">
            <text:p>120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8"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95" office:value-type="float" office:value="2" calcext:value-type="float">
            <text:p>2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95" office:value-type="float" office:value="3" calcext:value-type="float">
            <text:p>3</text:p>
          </table:table-cell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/>
          <table:table-cell table:style-name="ce96" office:value-type="string" calcext:value-type="string">
            <text:p>EAT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4" calcext:value-type="float">
            <text:p>4</text:p>
          </table:table-cell>
          <table:table-cell table:number-columns-repeated="2"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95" office:value-type="float" office:value="5" calcext:value-type="float">
            <text:p>5</text:p>
          </table:table-cell>
          <table:table-cell/>
          <table:table-cell table:style-name="ce96" office:value-type="string" calcext:value-type="string">
            <text:p>EAT</text:p>
          </table:table-cell>
          <table:table-cell table:style-name="ce97" office:value-type="string" calcext:value-type="string">
            <text:p>SLEEP</text:p>
          </table:table-cell>
          <table:table-cell table:number-columns-repeated="1018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 UI" svg:font-family="'Noto Sans Arabic UI'" style:font-family-generic="system" style:font-pitch="variable"/>
    <style:font-face style:name="Nunito" svg:font-family="Nunito"/>
    <style:font-face style:name="Ubuntu Mono" svg:font-family="'Ubuntu Mono'"/>
    <style:font-face style:name="Ubuntu Mono,Arial" svg:font-family="'Ubuntu Mono,Arial'"/>
    <style:font-face style:name="docs-Cantarell" svg:font-family="docs-Cantarel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015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27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7P2" style:volatile="true" number:language="en" number:country="US">
      <number:text> </number:text>
      <number:fill-character> </number:fill-character>
      <number:text>- </number:text>
    </number:number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1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20T20:16:03.868476298</dc:date>
    <meta:editing-duration>PT7H52M6S</meta:editing-duration>
    <meta:editing-cycles>8</meta:editing-cycles>
    <meta:document-statistic meta:table-count="2" meta:cell-count="4528" meta:object-count="0"/>
  </office:meta>
</office:document-meta>
</file>